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Text_20_body">
      <style:paragraph-properties fo:margin-left="0in" fo:margin-right="0in" fo:margin-top="0in" fo:margin-bottom="0in" fo:line-height="100%" fo:text-indent="0in" style:auto-text-indent="false" style:text-autospace="none" style:writing-mode="lr-tb"/>
    </style:style>
    <style:style style:name="P6" style:family="paragraph" style:parent-style-name="Heading_20_2">
      <style:paragraph-properties fo:margin-left="0in" fo:margin-right="0in" fo:text-indent="0in" style:auto-text-indent="false"/>
    </style:style>
    <style:style style:name="P7" style:family="paragraph" style:parent-style-name="Text_20_body">
      <style:text-properties fo:color="#ff0000"/>
    </style:style>
    <style:style style:name="P8" style:family="paragraph" style:parent-style-name="Text_20_body">
      <style:text-properties fo:font-weight="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use-window-font-color="true"/>
    </style:style>
    <style:style style:name="P11" style:family="paragraph" style:parent-style-name="Text_20_body">
      <style:text-properties style:font-name="Liberation Serif"/>
    </style:style>
    <style:style style:name="P12" style:family="paragraph" style:parent-style-name="Code">
      <style:text-properties style:use-window-font-color="true"/>
    </style:style>
    <style:style style:name="P13" style:family="paragraph" style:parent-style-name="Code">
      <style:text-properties fo:color="#ff0000"/>
    </style:style>
    <style:style style:name="P1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5" style:family="paragraph" style:parent-style-name="Standard">
      <style:text-properties style:use-window-font-color="true"/>
    </style:style>
    <style:style style:name="P16" style:family="paragraph" style:parent-style-name="Text_20_body_20_indent">
      <style:text-properties fo:font-weight="bold"/>
    </style:style>
    <style:style style:name="P1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8" style:family="paragraph" style:parent-style-name="Date">
      <style:paragraph-properties fo:text-align="center" style:justify-single-word="false"/>
    </style:style>
    <style:style style:name="P19" style:family="paragraph" style:parent-style-name="Code">
      <style:paragraph-properties fo:margin-left="-0.5in" fo:margin-right="0in" fo:text-indent="-0.2201in" style:auto-text-indent="false"/>
    </style:style>
    <style:style style:name="P20" style:family="paragraph" style:parent-style-name="Contents_20_2">
      <style:paragraph-properties>
        <style:tab-stops>
          <style:tab-stop style:position="6.7335in" style:type="right" style:leader-style="dotted" style:leader-text="."/>
        </style:tab-stops>
      </style:paragraph-properties>
    </style:style>
    <style:style style:name="P21" style:family="paragraph" style:parent-style-name="Contents_20_1">
      <style:paragraph-properties>
        <style:tab-stops>
          <style:tab-stop style:position="6.9in" style:type="right" style:leader-style="dotted" style:leader-text="."/>
        </style:tab-stops>
      </style:paragraph-properties>
    </style:style>
    <style:style style:name="P22" style:family="paragraph" style:parent-style-name="Code_20_Indented">
      <style:text-properties fo:font-style="italic" fo:font-weight="normal"/>
    </style:style>
    <style:style style:name="P23" style:family="paragraph" style:parent-style-name="Standard" style:list-style-name="L2"/>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Heading_20_2" style:list-style-name="L1"/>
    <style:style style:name="P38" style:family="paragraph" style:parent-style-name="Heading_20_2" style:list-style-name="L1">
      <style:text-properties fo:font-size="12pt" style:font-size-asian="12pt" style:font-size-complex="12pt"/>
    </style:style>
    <style:style style:name="P39" style:family="paragraph" style:parent-style-name="Heading_20_2" style:list-style-name="L1"/>
    <style:style style:name="P40" style:family="paragraph" style:parent-style-name="Heading_20_2" style:list-style-name="L1"/>
    <style:style style:name="P41" style:family="paragraph" style:parent-style-name="Heading_20_2" style:list-style-name="L1"/>
    <style:style style:name="P42" style:family="paragraph" style:parent-style-name="Heading_20_2" style:list-style-name="L1"/>
    <style:style style:name="P43" style:family="paragraph" style:parent-style-name="Heading_20_2" style:list-style-name="L1"/>
    <style:style style:name="P44" style:family="paragraph" style:parent-style-name="Heading_20_2" style:list-style-name="L1"/>
    <style:style style:name="P45" style:family="paragraph" style:parent-style-name="Heading_20_2" style:list-style-name="L1"/>
    <style:style style:name="P46" style:family="paragraph" style:parent-style-name="Heading_20_2" style:list-style-name="L1"/>
    <style:style style:name="P47" style:family="paragraph" style:parent-style-name="Heading_20_2" style:list-style-name="L1"/>
    <style:style style:name="P48" style:family="paragraph" style:parent-style-name="Heading_20_2" style:list-style-name="L1"/>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Heading_20_2" style:list-style-name="L1"/>
    <style:style style:name="P6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3" style:family="paragraph" style:parent-style-name="Heading_20_1" style:list-style-name="L1"/>
    <style:style style:name="P64" style:family="paragraph" style:parent-style-name="Heading_20_1" style:list-style-name="L1"/>
    <style:style style:name="P65" style:family="paragraph" style:parent-style-name="Heading_20_1" style:list-style-name="L1"/>
    <style:style style:name="P66" style:family="paragraph" style:parent-style-name="Heading_20_1" style:list-style-name="L1"/>
    <style:style style:name="P67" style:family="paragraph" style:parent-style-name="Heading_20_1" style:list-style-name="L1"/>
    <style:style style:name="P68" style:family="paragraph" style:parent-style-name="Heading_20_1" style:list-style-name="L1"/>
    <style:style style:name="P69" style:family="paragraph" style:parent-style-name="Heading_20_1" style:list-style-name="L1"/>
    <style:style style:name="T1" style:family="text">
      <style:text-properties style:use-window-font-color="true"/>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fo:color="#000000" style:font-name="Times New Roman1" fo:font-size="11pt" style:font-name-asian="Times New Roman1" style:font-size-asian="11pt" style:font-name-complex="Times New Roman1" style:font-size-complex="11pt"/>
    </style:style>
    <style:style style:name="T7" style:family="text">
      <style:text-properties style:language-asian="zh" style:country-asian="CN"/>
    </style:style>
    <style:style style:name="T8" style:family="text">
      <style:text-properties fo:color="#0000ff" style:font-name="Times New Roman1" fo:font-size="11pt" style:text-underline-style="solid" style:text-underline-width="auto" style:text-underline-color="font-color" style:font-name-asian="Times New Roman1" style:font-size-asian="11pt" style:font-name-complex="Times New Roman1" style:font-size-complex="11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xCAT 2 BladeCenter HowTo</text:p>
      <text:p text:style-name="P17">09/16/2009</text:p>
      <text:p text:style-name="P18"/>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a xlink:type="simple" xlink:href="#1.Introduction|outline" text:style-name="Internet_20_link" text:visited-style-name="Internet_20_link">1.0 Introduction</text:a><text:tab/>1</text:p>
          <text:p text:style-name="P21"><text:a xlink:type="simple" xlink:href="#2.Download Linux Distro ISOs and Create Repository|outline" text:style-name="Internet_20_link" text:visited-style-name="Internet_20_link">2.0 Download Linux Distro ISOs and Create Repository</text:a><text:tab/>2</text:p>
          <text:p text:style-name="P20"><text:a xlink:type="simple" xlink:href="#2.1.Create Fedora repository|outline" text:style-name="Internet_20_link" text:visited-style-name="Internet_20_link">2.1 Create Fedora repository</text:a><text:tab/>2</text:p>
          <text:p text:style-name="P20"><text:a xlink:type="simple" xlink:href="#2.2.Create SLES repository|outline" text:style-name="Internet_20_link" text:visited-style-name="Internet_20_link">2.2 Create SLES repository</text:a><text:tab/>2</text:p>
          <text:p text:style-name="P21"><text:a xlink:type="simple" xlink:href="#3.Set Up Services on the Management Node|outline" text:style-name="Internet_20_link" text:visited-style-name="Internet_20_link">3.0 Set Up Services on the Management Node</text:a><text:tab/>3</text:p>
          <text:p text:style-name="P20"><text:a xlink:type="simple" xlink:href="#3.1.Set Up networks Table  |outline" text:style-name="Internet_20_link" text:visited-style-name="Internet_20_link">3.1 Set Up networks Table <text:s/></text:a><text:tab/>3</text:p>
          <text:p text:style-name="P20"><text:a xlink:type="simple" xlink:href="#3.2.Set Up DHCP|outline" text:style-name="Internet_20_link" text:visited-style-name="Internet_20_link">3.2 Set Up DHCP</text:a><text:tab/>4</text:p>
          <text:p text:style-name="P20"><text:a xlink:type="simple" xlink:href="#3.3.Set Up NTP|outline" text:style-name="Internet_20_link" text:visited-style-name="Internet_20_link">3.3 Set Up NTP</text:a><text:tab/>4</text:p>
          <text:p text:style-name="P20"><text:a xlink:type="simple" xlink:href="#3.4.Set Up DNS|outline" text:style-name="Internet_20_link" text:visited-style-name="Internet_20_link">3.4 Set Up DNS</text:a><text:tab/>5</text:p>
          <text:p text:style-name="P20"><text:a xlink:type="simple" xlink:href="#3.5.Define AMMs as Nodes|outline" text:style-name="Internet_20_link" text:visited-style-name="Internet_20_link">3.5 Define AMMs as Nodes</text:a><text:tab/>5</text:p>
          <text:p text:style-name="P20"><text:a xlink:type="simple" xlink:href="#3.6.Set Up Password Table|outline" text:style-name="Internet_20_link" text:visited-style-name="Internet_20_link">3.6 Set Up Password Table</text:a><text:tab/>6</text:p>
          <text:p text:style-name="P20"><text:a xlink:type="simple" xlink:href="#3.7.Set Up AMMs|outline" text:style-name="Internet_20_link" text:visited-style-name="Internet_20_link">3.7 Set Up AMMs</text:a><text:tab/>6</text:p>
          <text:p text:style-name="P20"><text:a xlink:type="simple" xlink:href="#3.7.1.Update the AMM Firmware, If Necessary|outline" text:style-name="Internet_20_link" text:visited-style-name="Internet_20_link">3.7.1 Update the AMM Firmware, If Necessary</text:a><text:tab/>6</text:p>
          <text:p text:style-name="P20"><text:a xlink:type="simple" xlink:href="#3.8.Start Up TFTP|outline" text:style-name="Internet_20_link" text:visited-style-name="Internet_20_link">3.8 Start Up TFTP</text:a><text:tab/>7</text:p>
          <text:p text:style-name="P20"><text:a xlink:type="simple" xlink:href="#3.9.Other Services|outline" text:style-name="Internet_20_link" text:visited-style-name="Internet_20_link">3.9 Other Services</text:a><text:tab/>7</text:p>
          <text:p text:style-name="P21"><text:a xlink:type="simple" xlink:href="#4.Define Compute Nodes in the Database|outline" text:style-name="Internet_20_link" text:visited-style-name="Internet_20_link">4.0 Define Compute Nodes in the Database</text:a><text:tab/>7</text:p>
          <text:p text:style-name="P20"><text:a xlink:type="simple" xlink:href="#4.1.Set Up the nodelist Table|outline" text:style-name="Internet_20_link" text:visited-style-name="Internet_20_link">4.1 Set Up the nodelist Table</text:a><text:tab/>7</text:p>
          <text:p text:style-name="P20"><text:a xlink:type="simple" xlink:href="#4.2.Set Up the nodehm table |outline" text:style-name="Internet_20_link" text:visited-style-name="Internet_20_link">4.2 Set Up the nodehm table </text:a><text:tab/>7</text:p>
          <text:p text:style-name="P20"><text:a xlink:type="simple" xlink:href="#4.3.Set Up the mp and mpa Table |outline" text:style-name="Internet_20_link" text:visited-style-name="Internet_20_link">4.3 Set Up the mp and mpa Table </text:a><text:tab/>8</text:p>
          <text:p text:style-name="P20"><text:a xlink:type="simple" xlink:href="#4.4.Set Up Conserver|outline" text:style-name="Internet_20_link" text:visited-style-name="Internet_20_link">4.4 Set Up Conserver</text:a><text:tab/>8</text:p>
          <text:p text:style-name="P20"><text:a xlink:type="simple" xlink:href="#4.5.Set Up the noderes Table|outline" text:style-name="Internet_20_link" text:visited-style-name="Internet_20_link">4.5 Set Up the noderes Table</text:a><text:tab/>8</text:p>
          <text:p text:style-name="P20"><text:a xlink:type="simple" xlink:href="#4.6.Set Up nodetype Table|outline" text:style-name="Internet_20_link" text:visited-style-name="Internet_20_link">4.6 Set Up nodetype Table</text:a><text:tab/>9</text:p>
          <text:p text:style-name="P20"><text:a xlink:type="simple" xlink:href="#4.7.Verify the Tables|outline" text:style-name="Internet_20_link" text:visited-style-name="Internet_20_link">4.7 Verify the Tables</text:a><text:tab/>9</text:p>
          <text:p text:style-name="P20"><text:a xlink:type="simple" xlink:href="#4.8.Set Up Postscripts to be Run on the Nodes|outline" text:style-name="Internet_20_link" text:visited-style-name="Internet_20_link">4.8 Set Up Postscripts to be Run on the Nodes</text:a><text:tab/>9</text:p>
          <text:p text:style-name="P20"><text:a xlink:type="simple" xlink:href="#4.9. Get MAC Addresses for the Blades|outline" text:style-name="Internet_20_link" text:visited-style-name="Internet_20_link">4.9 <text:s/>Get MAC Addresses for the Blades</text:a><text:tab/>10</text:p>
          <text:p text:style-name="P20"><text:a xlink:type="simple" xlink:href="#4.10. Add Compute Nodes to DHCP|outline" text:style-name="Internet_20_link" text:visited-style-name="Internet_20_link">4.10 <text:s/>Add Compute Nodes to DHCP</text:a><text:tab/>10</text:p>
          <text:p text:style-name="P20"><text:a xlink:type="simple" xlink:href="#4.11. Setup Blade for net boot|outline" text:style-name="Internet_20_link" text:visited-style-name="Internet_20_link">4.11 <text:s/>Setup Blade for net boot</text:a><text:tab/>10</text:p>
          <text:p text:style-name="P21"><text:a xlink:type="simple" xlink:href="#5.Diskfull install the Blades|outline" text:style-name="Internet_20_link" text:visited-style-name="Internet_20_link">5.0 Diskfull install the Blades</text:a><text:tab/>10</text:p>
          <text:p text:style-name="P21"><text:a xlink:type="simple" xlink:href="#6.Build and Boot the Stateless Images on the Blades|outline" text:style-name="Internet_20_link" text:visited-style-name="Internet_20_link">6.0 Build and Boot the Stateless Images on the Blades</text:a><text:tab/>11</text:p>
          <text:p text:style-name="P20"><text:a xlink:type="simple" xlink:href="#6.1. Build the Stateless Image|outline" text:style-name="Internet_20_link" text:visited-style-name="Internet_20_link">6.1 <text:s/>Build the Stateless Image</text:a><text:tab/>11</text:p>
          <text:p text:style-name="P20"><text:a xlink:type="simple" xlink:href="#6.2.Test Boot the Stateless Image |outline" text:style-name="Internet_20_link" text:visited-style-name="Internet_20_link">6.2 Test Boot the Stateless Image </text:a><text:tab/>12</text:p>
          <text:p text:style-name="P21"><text:a xlink:type="simple" xlink:href="#7.References|outline" text:style-name="Internet_20_link" text:visited-style-name="Internet_20_link">7.0 References</text:a><text:tab/>12</text:p>
        </text:index-body>
      </text:table-of-content>
      <text:p text:style-name="P14"/>
      <text:list text:style-name="L1">
        <text:list-item>
          <text:h text:style-name="P63" text:outline-level="1">Introduction</text:h>
        </text:list-item>
      </text:list>
      <text:p text:style-name="Standard"/>
      <text:p text:style-name="Standard">Before preceding to setup your BladeCen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Text_20_body"><text:soft-page-break/>This document <text:s/>provides step-by-step instructions on setting up an example stateful or stateless <text:s/>cluster for a BladeCenter. <text:s text:c="3"/>Our example will be installed with Fedora 8, x86_64. <text:s/></text:p>
      <text:p text:style-name="P3"/>
      <text:p text:style-name="Standard"/>
      <text:list text:style-name="L1" text:continue-numbering="true">
        <text:list-item>
          <text:h text:style-name="P63" text:outline-level="1">Download Linux Distro ISOs and Create Repository</text:h>
          <text:list>
            <text:list-item>
              <text:h text:style-name="P37" text:outline-level="2">Create Fedora repository</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1" text:continue-numbering="true">
        <text:list-item>
          <text:list text:continue-numbering="true">
            <text:list-item>
              <text:h text:style-name="P38" text:outline-level="2">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5">SLES11-DVD-ppc-GM-DVD1.iso</text:span></text:p>
      <text:p text:style-name="Code"><text:s/>to /iso/</text:p>
      <text:p text:style-name="Code">mkdir /iso/1</text:p>
      <text:p text:style-name="Code">cd /iso</text:p>
      <text:p text:style-name="Code">mount -o loop <text:span text:style-name="T5">SLES11-DVD-ppc-GM-DVD1.iso 1</text:span></text:p>
      <text:p text:style-name="Code"><text:s/></text:p>
      <text:p text:style-name="Code"/>
      <text:p text:style-name="Standard"/>
      <text:p text:style-name="Code"><text:span text:style-name="T7">zypper ar </text:span><text:a xlink:type="simple" xlink:href="/iso/1"><text:span text:style-name="T7">file:///iso/1</text:span></text:a><text:span text:style-name="T7"> sles11</text:span></text:p>
      <text:list text:style-name="L1" text:continue-numbering="true">
        <text:list-item>
          <text:h text:style-name="P63" text:outline-level="1">Set Up Services on the Management Node</text:h>
          <text:list>
            <text:list-item>
              <text:h text:style-name="P37"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or update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mnet","9.114.47.224","255.255.255.224","eth0",,,"9.114.47.250","9.114.47.250,9.114.8.1",,,,</text:p>
      <text:p text:style-name="Code">,"192.168.122.0","255.255.255.0","virbr0",,,"192.168.122.1","9.114.47.250,9.114.8.1",,,,</text:p>
      <text:p text:style-name="P3"/>
      <text:p text:style-name="Code"/>
      <text:p text:style-name="Code">For example to add a dynamic range for dhcp to eth0 network (mnet) :</text:p>
      <text:p text:style-name="Code"/>
      <text:p text:style-name="P3">chtab netname=mnet <text:s/>networks.dynamicrange=9.114.47.233-9.114.47.234</text:p>
      <text:p text:style-name="P3"/>
      <text:p text:style-name="P3">tabdump networks</text:p>
      <text:p text:style-name="P3"/>
      <text:p text:style-name="P3">#netname,net,mask,mgtifname,gateway,dhcpserver,tftpserver,nameservers,dynamicrange,nodehostname,comments,disable</text:p>
      <text:p text:style-name="P3">"mnet","9.114.47.224","255.255.255.224","eth0",,"9.114.47.250","9.114.47.250","9.114.47.250","9.114.47.233-9.114.47.234",,,</text:p>
      <text:p text:style-name="P3">"virb","192.168.122.0","255.255.255.0","virbr0",,,"192.168.122.1","9.114.8.1,9.114.8.2",,,,</text:p>
      <text:p text:style-name="Code"/>
      <text:p text:style-name="Code"/>
      <text:p text:style-name="Text_20_body">You can have xCAT ignore any table entry by setting the <text:span text:style-name="T3">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the domain name <text:s/>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37" text:outline-level="2"><text:soft-page-break/>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1">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0">The interface is </text:p>
      <text:p text:style-name="P10">chtab key=dhcpinterfaces site.value='&lt;node or nodegroup&gt;|nic;&lt;node or nodegroup&gt;|nic;...&gt;</text:p>
      <text:p text:style-name="P10">For example: <text:s/>if you set dhcpinterfaces as in the example, <text:s/>only eth1 will be setup for the management node. Note only xcatmn , the management node is not defined in the database; all other entries should be defined nodes or nodegroups. </text:p>
      <text:p text:style-name="P12">chtab key=dhcpinterfaces site.value='xcatmn|eth1'</text:p>
      <text:p text:style-name="P12">tabdump -d site <text:s/>will give more information on the dhcpinterfaces attribute. </text:p>
      <text:p text:style-name="Code"/>
      <text:p text:style-name="Standard">Add the relevant networks to DHCP:</text:p>
      <text:p text:style-name="Code">makedhcp -n <text:s text:c="8"/></text:p>
      <text:p text:style-name="Standard"/>
      <text:p text:style-name="Standard">Restart DHCP:</text:p>
      <text:p text:style-name="Standard"/>
      <text:p text:style-name="Code">service dhcpd restart</text:p>
      <text:list text:style-name="L1" text:continue-numbering="true">
        <text:list-item>
          <text:list text:continue-numbering="true">
            <text:list-item>
              <text:h text:style-name="P37"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text:style-name="L1" text:continue-numbering="true">
        <text:list-item>
          <text:list text:continue-numbering="true">
            <text:list-item>
              <text:h text:style-name="P37" text:outline-level="2"><text:soft-page-break/>Set Up DNS</text:h>
            </text:list-item>
          </text:list>
        </text:list-item>
      </text:list>
      <text:p text:style-name="P8">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chtab key=nameservers site.value=9.114.47.250 # IP of mgmt node</text:p>
      <text:p text:style-name="Code">chtab key=forwarders site.value=9.114.8.1,9.114.8.2 # site DNS servers</text:p>
      <text:p text:style-name="Code"/>
      <text:p text:style-name="Text_20_body">Make sure your /etc/hosts file is setup on the Management Node. <text:s text:c="2"/>See <text:s/><text:reference-ref text:reference-format="text" text:ref-name="Set Up basic hosts file"/>.</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37" text:outline-level="2">Define AMMs as Nodes</text:h>
            </text:list-item>
          </text:list>
        </text:list-item>
      </text:list>
      <text:p text:style-name="Standard">xCAT requires the AMM management module. <text:s/>It does not support MM's. </text:p>
      <text:p text:style-name="Standard">The nodelist table contains <text:s/>a node definition for each <text:span text:style-name="T2">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2"/>
      <text:p text:style-name="Standard">Also define the hardware control attributes for the management modules:</text:p>
      <text:p text:style-name="Standard"/>
      <text:p text:style-name="P12">chtab node=mm nodehm.mgt=blade</text:p>
      <text:p text:style-name="P12">chtab node=mm mp.mpa=bca01</text:p>
      <text:p text:style-name="P12"/>
      <text:p text:style-name="Text_20_body">Verify:</text:p>
      <text:p text:style-name="Code">lsdef mm</text:p>
      <text:p text:style-name="P19"><text:soft-page-break/></text:p>
      <text:p text:style-name="Code">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text:style-name="L1" text:continue-numbering="true">
        <text:list-item>
          <text:list text:continue-numbering="true">
            <text:list-item>
              <text:h text:style-name="P37" text:outline-level="2">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text:style-name="L1" text:continue-numbering="true">
        <text:list-item>
          <text:list text:continue-numbering="true">
            <text:list-item>
              <text:h text:style-name="P37" text:outline-level="2">Set Up AMMs</text:h>
            </text:list-item>
          </text:list>
        </text:list-item>
      </text:list>
      <text:p text:style-name="Standard"/>
      <text:p text:style-name="Standard"/>
      <text:p text:style-name="P15">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3"/>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37"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1">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soft-page-break/><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37"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37"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63" text:outline-level="1">Define Compute Nodes in the Database</text:h>
        </text:list-item>
      </text:list>
      <text:p text:style-name="Standard"/>
      <text:p text:style-name="P9">Note: <text:s/><text:span text:style-name="T4">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4">http://xcat.sf.net/man5/xcatdb.5.html</text:span></text:a><text:span text:style-name="T4"> for a </text:span><text:span text:style-name="T4">description of <text:s/>how to use regular expressions in xCAT tables, and see </text:span><text:a xlink:type="simple" xlink:href="http://www.perl.com/doc/manual/html/pod/perlre.html"><text:span text:style-name="T4">http://www.perl.com/doc/manual/html/pod/perlre.html</text:span></text:a><text:span text:style-name="T4"> for an explanation of perl regular expressions.</text:span></text:p>
      <text:p text:style-name="Text_20_body"/>
      <text:list text:style-name="L1" text:continue-numbering="true">
        <text:list-item>
          <text:list text:continue-numbering="true">
            <text:list-item>
              <text:h text:style-name="P37"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text:style-name="L1" text:continue-numbering="true">
        <text:list-item>
          <text:list text:continue-numbering="true">
            <text:list-item>
              <text:h text:style-name="P37" text:outline-level="2">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text:soft-page-break/></text:p>
      <text:p text:style-name="Code">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text:style-name="L1" text:continue-numbering="true">
        <text:list-item>
          <text:list text:continue-numbering="true">
            <text:list-item>
              <text:h text:style-name="P37"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text:style-name="L1" text:continue-numbering="true">
        <text:list-item>
          <text:list text:continue-numbering="true">
            <text:list-item>
              <text:h text:style-name="P37" text:outline-level="2">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Text_20_body"/>
      <text:p text:style-name="Text_20_body">If you have problems with conserver: </text:p>
      <text:p text:style-name="P5"><text:span text:style-name="T6">1. <text:s/>Setting the blade bios versions correctly<text:line-break/>2. <text:s/>Setting xCAT tables correctly ( check your nodehm table). <text:line-break/><text:line-break/>For #1, check your docs ( for example for a hs21 blade):<text:line-break/></text:span><text:span text:style-name="T8"><text:line-break/></text:span><text:a xlink:type="simple" xlink:href="http://download.boulder.ibm.com/ibmdl/pub/systems/support/system_x_cluster/hs21-cmos-settings-v1.1.htm"><text:span text:style-name="T8">http://download.boulder.ibm.com/ibmdl/pub/systems/support/system_x_cluster/hs21-cmos-settings-v1.1.htm</text:span></text:a></text:p>
      <text:p text:style-name="Standard"/>
      <text:list text:style-name="L1" text:continue-numbering="true">
        <text:list-item>
          <text:list text:continue-numbering="true">
            <text:list-item>
              <text:h text:style-name="P37" text:outline-level="2"><text:soft-page-break/><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chtab node=compute noderes.netboot=pxe noderes.xcatmaster=xcatmn nodehm.serialport=1 noderes.installnic=eth0 noderes.primarynic=eth0 noderes.nfsserver=xcatmn</text:p>
      <text:p text:style-name="Code"/>
      <text:p text:style-name="Text_20_body"/>
      <text:list text:style-name="L1" text:continue-numbering="true">
        <text:list-item>
          <text:list text:continue-numbering="true">
            <text:list-item>
              <text:h text:style-name="P37"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Text_20_body"/>
      <text:list text:style-name="L1" text:continue-numbering="true">
        <text:list-item>
          <text:list text:continue-numbering="true">
            <text:list-item>
              <text:h text:style-name="P37" text:outline-level="2">Verify the Tables</text:h>
            </text:list-item>
          </text:list>
        </text:list-item>
      </text:list>
      <text:p text:style-name="Text_20_body">To verify that the tables are set correctly, run lsdef on a blade:</text:p>
      <text:p text:style-name="P3">lsdef blade01</text:p>
      <text:p text:style-name="Standard"/>
      <text:p text:style-name="Code">Object name: blade01</text:p>
      <text:p text:style-name="Code"><text:s text:c="4"/>arch=x86_64</text:p>
      <text:p text:style-name="Code"><text:s text:c="4"/>cons=blade</text:p>
      <text:p text:style-name="Code"><text:s text:c="4"/>conserver=xcatmn</text:p>
      <text:p text:style-name="Code"><text:s text:c="4"/>groups=all,ls21,blade,bc01,compute</text:p>
      <text:p text:style-name="Code"><text:s text:c="4"/>id=1</text:p>
      <text:p text:style-name="Code"><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 text:c="4"/>tftpserver=xcatmn</text:p>
      <text:p text:style-name="Code"><text:s text:c="4"/>xcatmaster=xcatmn</text:p>
      <text:p text:style-name="Code"><text:s text:c="11"/>.</text:p>
      <text:p text:style-name="Code"><text:s text:c="11"/>.</text:p>
      <text:p text:style-name="Code"><text:s text:c="11"/>.</text:p>
      <text:p text:style-name="Code"><text:soft-page-break/></text:p>
      <text:list text:style-name="L1" text:continue-numbering="true">
        <text:list-item>
          <text:list text:continue-numbering="true">
            <text:list-item>
              <text:h text:style-name="P37"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on the nodes that are shipped with xCAT, for example the ntp setup script:</text:p>
      <text:p text:style-name="Code"/>
      <text:p text:style-name="Code">chtab node=compute postscripts.postscripts=setupntp</text:p>
      <text:p text:style-name="Code"/>
      <text:p text:style-name="Standard">If you want to add your own postscript, <text:s/>then place the postscript <text:s/>( myscript) in the /install/postscripts directory and add to the postscripts table. </text:p>
      <text:p text:style-name="Code"/>
      <text:p text:style-name="Code">chtab node=compute postscripts.postscripts=setupntp,myscript</text:p>
      <text:p text:style-name="Text_20_body"/>
      <text:list text:style-name="L1" text:continue-numbering="true">
        <text:list-item>
          <text:list text:continue-numbering="true">
            <text:list-item>
              <text:h text:style-name="P37"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7"/>
      <text:p text:style-name="Text_20_body">(“compute” is the group of all the blades.) <text:s/>To verify mac addresses in table:</text:p>
      <text:p text:style-name="Code">tabdump mac</text:p>
      <text:p text:style-name="Standard"/>
      <text:list text:style-name="L1" text:continue-numbering="true">
        <text:list-item>
          <text:list text:continue-numbering="true">
            <text:list-item>
              <text:h text:style-name="P37" text:outline-level="2"><text:s/>Add Compute Nodes to DHCP</text:h>
            </text:list-item>
          </text:list>
        </text:list-item>
      </text:list>
      <text:p text:style-name="Standard"/>
      <text:p text:style-name="Text_20_body">Ensure dhcpd is running:</text:p>
      <text:p text:style-name="Code">service dhcpd status</text:p>
      <text:p text:style-name="Code">If not:</text:p>
      <text:p text:style-name="Code">service dhcpd start</text:p>
      <text:p text:style-name="Text_20_body"/>
      <text:p text:style-name="Text_20_body">Configure DHCP:</text:p>
      <text:p text:style-name="Code">makedhcp -a</text:p>
      <text:p text:style-name="Standard"/>
      <text:p text:style-name="Standard"/>
      <text:list text:style-name="L1" text:continue-numbering="true">
        <text:list-item>
          <text:list text:continue-numbering="true">
            <text:list-item>
              <text:h text:style-name="P37" text:outline-level="2"><text:s/>Setup Blade for net boot</text:h>
            </text:list-item>
          </text:list>
        </text:list-item>
      </text:list>
      <text:p text:style-name="Standard"/>
      <text:p text:style-name="Standard">rbootseq &lt;nodename&gt; net,hd</text:p>
      <text:p text:style-name="Code"/>
      <text:p text:style-name="Code"/>
      <text:list text:style-name="L1" text:continue-numbering="true">
        <text:list-item>
          <text:h text:style-name="P63" text:outline-level="1">Diskfull install the Blades</text:h>
        </text:list-item>
      </text:list>
      <text:p text:style-name="Standard">If you want to run the LS21 blades diskfull, statefull, then at this point, simply run:</text:p>
      <text:p text:style-name="Standard"><text:soft-page-break/></text:p>
      <text:p text:style-name="Code">nodeset &lt;nodename&gt; install</text:p>
      <text:p text:style-name="Code">rpower &lt;nodename&gt; boot</text:p>
      <text:p text:style-name="Code">rcons &lt;nodename&gt;</text:p>
      <text:p text:style-name="Code">tail -f /var/log/messages</text:p>
      <text:p text:style-name="Text_20_body"/>
      <text:p text:style-name="Text_20_body"/>
      <text:p text:style-name="Text_20_body"/>
      <text:list text:style-name="L1" text:continue-numbering="true">
        <text:list-item>
          <text:h text:style-name="P63" text:outline-level="1"><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list text:style-name="L1" text:continue-numbering="true">
        <text:list-item>
          <text:list text:continue-numbering="true">
            <text:list-item>
              <text:h text:style-name="P37"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
      <text:p text:style-name="Code_20_Indented">cd /install/netboot/fedora8/$ARCH/compute/rootimg/etc</text:p>
      <text:p text:style-name="Code_20_Indented">cp fstab fstab.ORIG</text:p>
      <text:p text:style-name="Text_20_body_20_indent"/>
      <text:p text:style-name="Text_20_body_20_indent">Edit fstab. <text:s/><text:span text:style-name="T3">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text:soft-page-break/>sysfs <text:s text:c="2"/>/sys <text:s text:c="4"/>sysfs <text:s text:c="3"/>defaults <text:s text:c="6"/>0 0</text:p>
      <text:p text:style-name="Text_20_body_20_indent"/>
      <text:p text:style-name="P16">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Code_20_Indented"/>
      <text:p text:style-name="P22">Note: adding /tmp and /var/tmp to /etc/fstab is optional, <text:s/>most installations can simply use /. It was documented her to show that you can restrict the size of filesystems, if you need to. <text:s/>The indicated values are just and example, and you may need much bigger filessystems, if running applications like OpenMPI. </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37" text:outline-level="2">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rcons &lt;nodename&gt;</text:p>
      <text:p text:style-name="Code_20_Indented"/>
      <text:p text:style-name="Standard"/>
      <text:p text:style-name="Text_20_body_20_indent"/>
      <text:list text:style-name="L2">
        <text:list-header>
          <text:p text:style-name="P23"/>
        </text:list-header>
      </text:list>
      <text:list text:style-name="L1" text:continue-numbering="true">
        <text:list-item>
          <text:h text:style-name="P63" text:outline-level="1">References</text:h>
        </text:list-item>
      </text:list>
      <text:list text:style-name="L3">
        <text:list-item>
          <text:p text:style-name="P24">xCAT web site: <text:s/><text:a xlink:type="simple" xlink:href="http://xcat.sf.net/">http://xcat.sf.net/</text:a> </text:p>
        </text:list-item>
        <text:list-item>
          <text:p text:style-name="P24">xCAT man pages: <text:s/><text:a xlink:type="simple" xlink:href="http://xcat.sf.net/man1/xcat.1.html">http://xcat.sf.net/man1/xcat.1.html</text:a></text:p>
        </text:list-item>
        <text:list-item>
          <text:p text:style-name="P24">xCAT DB table descriptions: <text:a xlink:type="simple" xlink:href="http://xcat.sf.net/man5/xcatdb.5.html">http://xcat.sf.net/man5/xcatdb.5.html</text:a></text:p>
        </text:list-item>
        <text:list-item>
          <text:p text:style-name="P24">Installing xCAT on iDataPlex: <text:s/><text:a xlink:type="simple" xlink:href="http://xcat.svn.sourceforge.net/svnroot/xcat/xcat-core/trunk/xCAT-client/share/doc/xCAT-iDpx.pdf">http://xcat.svn.sourceforge.net/svnroot/xcat/xcat-core/trunk/xCAT-client/share/doc/xCAT-iDpx.pdf</text:a> </text:p>
        </text:list-item>
        <text:list-item>
          <text:p text:style-name="P24">xCAT2 Linux Cookbook : <text:a xlink:type="simple" xlink:href="http://xcat.svn.sourceforge.net/svnroot/xcat/xcat-core/trunk/xCAT-client/share/doc/xCAT2.pdf">http://xcat.svn.sourceforge.net/svnroot/xcat/xcat-core/trunk/xCAT-client/share/doc/xCAT2.pdf</text:a></text:p>
        </text:list-item>
        <text:list-item>
          <text:p text:style-name="P24">For installing Torque and Moab : <text:a xlink:type="simple" xlink:href="http://xcat.svn.sourceforge.net/svnroot/xcat/xcat-core/trunk/xCAT-client/share/doc/xCAT2.pdf">http://xcat.svn.sourceforge.net/svnroot/xcat/xcat-core/trunk/xCAT-client/share/doc/xCAT2.pdf</text:a></text:p>
        </text:list-item>
        <text:list-item>
          <text:p text:style-name="P24"><text:soft-page-break/>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24">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24">xCAT on AIX Cookbook: <text:s/><text:a xlink:type="simple" xlink:href="http://xcat.svn.sourceforge.net/svnroot/xcat/xcat-core/trunk/xCAT-client/share/doc/xCAT2onAIX.pdf">http://xcat.svn.sourceforge.net/svnroot/xcat/xcat-core/trunk/xCAT-client/share/doc/xCAT2onAIX.pdf</text:a> </text:p>
        </text:list-item>
        <text:list-item>
          <text:p text:style-name="P24">xCAT wiki: <text:s/><text:a xlink:type="simple" xlink:href="http://xcat.wiki.sourceforge.net/">http://xcat.wiki.sourceforge.net/</text:a> </text:p>
        </text:list-item>
        <text:list-item>
          <text:p text:style-name="P24">xCAT mailing list: <text:s/><text:a xlink:type="simple" xlink:href="http://xcat.org/mailman/listinfo/xcat-user">http://xcat.org/mailman/listinfo/xcat-user</text:a></text:p>
        </text:list-item>
        <text:list-item>
          <text:p text:style-name="P24">xCAT bugs: <text:s/><text:a xlink:type="simple" xlink:href="https://sourceforge.net/tracker/?group_id=208749&amp;atid=1006945">https://sourceforge.net/tracker/?group_id=208749&amp;atid=1006945</text:a></text:p>
        </text:list-item>
        <text:list-item>
          <text:p text:style-name="P24">xCAT feature requests: <text:s/><text:a xlink:type="simple" xlink:href="https://sourceforge.net/tracker/?group_id=208749&amp;atid=1006948">https://sourceforge.net/tracker/?group_id=208749&amp;atid=1006948</text:a></text:p>
        </text:list-item>
      </text:list>
      <text:p text:style-name="Standard"/>
      <text:h text:style-name="P6"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BladeCenter HowTo</dc:title>
    <meta:initial-creator>IBM_USER</meta:initial-creator>
    <meta:creation-date>2008-03-11T09:00:00</meta:creation-date>
    <dc:date>2009-09-17T08:48:45</dc:date>
    <meta:printed-by>Egan Ford</meta:printed-by>
    <meta:print-date>2008-05-08T10:26:10</meta:print-date>
    <meta:editing-cycles>352</meta:editing-cycles>
    <meta:editing-duration>P9DT7H58M39S</meta:editing-duration>
    <meta:user-defined meta:name="Info 1"/>
    <meta:user-defined meta:name="Info 2"/>
    <meta:user-defined meta:name="Info 3"/>
    <meta:user-defined meta:name="Info 4"/>
    <meta:document-statistic meta:table-count="0" meta:image-count="0" meta:object-count="0" meta:page-count="13" meta:paragraph-count="323" meta:word-count="2790" meta:character-count="17625"/>
  </office:meta>
</office:document-meta>
</file>